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1:46:21.091054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31T23:44:38.408352299</dc:date>
    <meta:editing-duration>PT4H50M1S</meta:editing-duration>
    <meta:editing-cycles>24</meta:editing-cycles>
    <meta:generator>LibreOffice/5.3.1.2$Linux_X86_64 LibreOffice_project/30m0$Build-2</meta:generator>
    <meta:document-statistic meta:table-count="11" meta:cell-count="3408" meta:object-count="0"/>
  </office:meta>
</office:document-meta>
</file>